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Garamond" svg:font-family="Garamond"/>
    <style:font-face style:name="Liberation Serif" svg:font-family="'Liberation Serif'" style:font-family-generic="roman"/>
    <style:font-face style:name="Arial2" svg:font-family="Arial" style:font-family-generic="swiss"/>
    <style:font-face style:name="Goudy Old Style" svg:font-family="'Goudy Old Styl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text-position="0% 100%" style:font-name="Liberation Serif"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Text_20_body">
      <style:paragraph-properties fo:text-align="center" style:justify-single-word="false"/>
      <style:text-properties style:text-position="0% 100%" style:font-name="Liberation Serif"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Text_20_body">
      <style:text-properties style:text-position="0% 100%" style:font-name="Liberation Serif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fo:font-style="italic" style:font-style-asian="italic" style:font-style-complex="italic"/>
    </style:style>
    <style:style style:name="P5" style:family="paragraph" style:parent-style-name="_3c_Pagedetitre_5f_adbib_3e_">
      <style:text-properties fo:font-size="11pt" fo:font-style="italic" style:font-size-asian="11pt" style:font-style-asian="italic" style:font-size-complex="11pt" style:font-style-complex="italic"/>
    </style:style>
    <style:style style:name="P6" style:family="paragraph" style:parent-style-name="_3c_Pagedetitre_5f_adbib_3e_">
      <style:text-properties fo:font-style="italic" style:font-style-asian="italic" style:font-style-complex="italic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_3c_term_3e_">
      <style:text-properties style:use-window-font-color="true" fo:language="en" fo:country="US" fo:background-color="transparent"/>
    </style:style>
    <style:style style:name="P9" style:family="paragraph" style:parent-style-name="_3c_term_3e_">
      <style:text-properties style:use-window-font-color="true" fo:background-color="transparent"/>
    </style:style>
    <style:style style:name="P10" style:family="paragraph" style:parent-style-name="Heading_20_2">
      <style:text-properties fo:font-style="normal" style:font-style-asian="normal" style:font-style-complex="normal"/>
    </style:style>
    <style:style style:name="P11" style:family="paragraph" style:parent-style-name="_3c_term_3e_" style:master-page-name="MP0">
      <style:paragraph-properties style:page-number="auto" fo:break-before="page"/>
      <style:text-properties style:use-window-font-color="true" fo:background-color="transparent"/>
    </style:style>
    <style:style style:name="P12" style:family="paragraph" style:parent-style-name="Text_20_body">
      <style:text-properties fo:font-style="normal" style:font-style-asian="normal" style:font-style-complex="normal"/>
    </style:style>
    <style:style style:name="P13" style:family="paragraph" style:parent-style-name="Text_20_body">
      <style:paragraph-properties fo:text-align="center" style:justify-single-word="false"/>
      <style:text-properties fo:font-variant="normal" fo:text-transform="none" style:use-window-font-color="true" style:text-position="0% 100%" style:font-name="Liberation Serif" fo:letter-spacing="normal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0% 100%" style:font-name="Liberation Serif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variant="normal" fo:text-transform="none" fo:color="#222222" style:text-position="0% 100%" style:font-name="Liberation Serif" fo:font-size="10.5pt" fo:letter-spacing="normal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variant="normal" fo:text-transform="none" fo:color="#222222" fo:font-size="10.5pt" fo:letter-spacing="normal"/>
    </style:style>
    <style:style style:name="T8" style:family="text">
      <style:text-properties style:use-window-font-color="true" fo:background-color="transparent"/>
    </style:style>
    <style:style style:name="T9" style:family="text">
      <style:text-properties style:use-window-font-color="true" fo:font-style="italic" fo:background-color="transparent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itre : Le Tombeau de la melancholie. Ou le vray moyen de vivre ioyeux</text:p>
      <text:p text:style-name="P8">author : Anonyme</text:p>
      <text:p text:style-name="P8">publisher : Sorbonne Université LABEX OBVIL</text:p>
      <text:p text:style-name="P8">issued : 2019</text:p>
      <text:p text:style-name="P8">idno : http://http://obvil.sorbonne-universite.site/corpus/faceties/cote_xi-d-052</text:p>
      <text:p text:style-name="P9">source : Anonyme, Le Tombeau de la melancholie. Ou le vray moyen de vivre ioyeux. Seconde Edition, reveuë, corrigée &amp; augmentée. Par le sieur D.U.G. V-C-025.</text:p>
      <text:p text:style-name="P9">created : 1573</text:p>
      <text:p text:style-name="P9">langue : moyen-français</text:p>
      <text:p text:style-name="P9">lieu : [premier lieu où se passe la narration]</text:p>
      <text:p text:style-name="_3c_term_3e_"><text:span text:style-name="T8">lieu : [deuxième lieu </text:span><text:span text:style-name="Police_20_par_20_défaut"><text:span text:style-name="T9">etc</text:span></text:span><text:span text:style-name="T8">]</text:span></text:p>
      <text:p text:style-name="P9">personnage : [premier personnage, soit nom + fonction, soit nom, soit fonction (drapière, bourgeois, curé)]</text:p>
      <text:p text:style-name="_3c_term_3e_"><text:span text:style-name="T8">personnage : [deuxième personnage, </text:span><text:span text:style-name="Police_20_par_20_défaut"><text:span text:style-name="T9">etc.</text:span></text:span><text:span text:style-name="T8">]</text:span></text:p>
      <text:p text:style-name="_3c_Pagedetitre_5f_adbib_3e_"/>
      <text:p text:style-name="_3c_Pagedetitre_5f_adbib_3e_"><text:span text:style-name="T2">BONNE RE-<text:line-break/></text:span><text:span text:style-name="T1">SPONCE A TOVS</text:span></text:p>
      <text:p text:style-name="_3c_Pagedetitre_5f_adbib_3e_"><text:span text:style-name="T1">PROPOS,<text:line-break/></text:span><text:span text:style-name="T3">Livre fort plaisant &amp; delectable,<text:line-break/>auquel est contenu grand nom-<text:line-break/>bre de Prouerbes, &amp; Sentences<text:line-break/>ioyeuses, de plusieurs matieres,<text:line-break/>desquelles par honnesteté on <text:line-break/>peut vser en toute compagnie.</text:span><text:line-break/></text:p>
      <text:p text:style-name="P5">Traduit d’Italien en nostre vul-<text:line-break/>gaire François.</text:p>
      <text:p text:style-name="P6"/>
      <text:p text:style-name="_3c_Pagedetitre_5f_adbib_3e_">&lt;Image&gt;</text:p>
      <text:p text:style-name="P1"/>
      <text:p text:style-name="P1"/>
      <text:p text:style-name="P1"/>
      <text:p text:style-name="P1"/>
      <text:p text:style-name="P1"/>
      <text:p text:style-name="_3c_Pagedetitre_5f_adbib_3e_"><text:span text:style-name="T1">A LYON,<text:line-break/>PAR BENOIST RIGAVD.<text:line-break/></text:span>1573.</text:p>
      <text:p text:style-name="P7"><text:span text:style-name="_3c_pb_3e_"><text:span text:style-name="T8">[f. A1v]</text:span></text:span></text:p>
      <text:p text:style-name="Text_20_body"/>
      <text:h text:style-name="P10" text:outline-level="2">AV LECTEVR S.</text:h>
      <text:p text:style-name="P12"/>
      <text:p text:style-name="Text_20_body"><text:span text:style-name="lettrine5">C</text:span><text:span text:style-name="Majuscule"><text:span text:style-name="T4">o</text:span></text:span><text:span text:style-name="PetiteMajuscule"><text:span text:style-name="T4">mme</text:span></text:span><text:span text:style-name="T4"> tu voys que les lan-</text:span></text:p>
      <text:p text:style-name="P4">gues sont diuerses. Lecteur,</text:p>
      <text:p text:style-name="P4">aussi pour certain les orne-</text:p>
      <text:p text:style-name="P4">mens &amp; manieres de parler</text:p>
      <text:p text:style-name="P4">dont elles sont enrichies va-</text:p>
      <text:p text:style-name="Text_20_body"><text:span text:style-name="T4">rient en chacunes d’icelles : &amp; n’y a l</text:span><text:span text:style-name="T5">ãgage</text:span></text:p>
      <text:p text:style-name="P1">qui n’ayt ses menus propos &amp; prouerbes</text:p>
      <text:p text:style-name="P1">particuliers, ou propre manieres de parler,</text:p>
      <text:p text:style-name="Text_20_body"><text:span text:style-name="T6">q̃</text:span><text:span text:style-name="T5"> les Grecs appellẽt phrases, les vnes plus,</text:span></text:p>
      <text:p text:style-name="P1">les autres moins elegãtes, les vnes plaisan%</text:p>
      <text:p text:style-name="P1">tes &amp; recreatiues, selõ la dignité &amp; préemi%</text:p>
      <text:p text:style-name="P1">nence de chacune langue. Et pour ne t’en</text:p>
      <text:p text:style-name="P1">faire plus long discours ie te laisse conside%</text:p>
      <text:p text:style-name="P1">rer le varieté des langues premieres &amp; an%</text:p>
      <text:p text:style-name="P1">ciennes, que ie ne puis honnestement nom%</text:p>
      <text:p text:style-name="P1">mer sãs grãde preface d’hõneur, à sçauoir,</text:p>
      <text:p text:style-name="Text_20_body"><text:span text:style-name="T5">L’hebraique, Gre</text:span><text:span text:style-name="T6">q̃</text:span><text:span text:style-name="T5"> &amp; latine, desquelles la </text:span></text:p>
      <text:p text:style-name="P1">premiere (ainsi que par les escrits se peut</text:p>
      <text:p text:style-name="P1">apercevoir) auec grauité &amp; ponderosité ex%</text:p>
      <text:p text:style-name="P1">primé tãt biẽ au naturel ce qu’il luy plaist,</text:p>
      <text:p text:style-name="P1">par vne toute seule lettre, declare autant,</text:p>
      <text:p text:style-name="Text_20_body"><text:span text:style-name="T5">que nous en diuers mots. L’autre </text:span><text:span text:style-name="T6">q̃</text:span><text:span text:style-name="T5"> est la </text:span></text:p>
      <text:p text:style-name="Text_20_body"><text:span text:style-name="T5">Grec</text:span><text:span text:style-name="T6">q̃</text:span><text:span text:style-name="T5">, est si affluante en propos, riche en </text:span></text:p>
      <text:p text:style-name="P1">paroles, abondante en diuersité de senten-</text:p>
      <text:p text:style-name="P1">ce, qu’vne mesme chose se peut facilemẽt</text:p>
      <text:p text:style-name="P1">par le moyẽ d’icelle, varier &amp; desguiser en </text:p>
      <text:p text:style-name="Text_20_body"><text:span text:style-name="T5">dix mil manieres, ius</text:span><text:span text:style-name="T6">q̃</text:span><text:span text:style-name="T5">s à faindre le natu-</text:span></text:p>
      <text:p text:style-name="P3"><text:span text:style-name="_3c_pb_3e_">[f. A2r]</text:span></text:p>
      <text:p text:style-name="P1">rel &amp; voix des bestes &amp; encor le sõ de plu%</text:p>
      <text:p text:style-name="P1">sieurs choses inanimees, qui est cas à ouyr</text:p>
      <text:p text:style-name="P1"><text:soft-page-break/>fort delectable. Mais à la langue Romaine</text:p>
      <text:p text:style-name="P1">ou Latine, procedante en partie de la Grec%</text:p>
      <text:p text:style-name="P1">que, si bien tu y consideres gueres, ou bien</text:p>
      <text:p text:style-name="P1">peu trouueras de difference auec les deux </text:p>
      <text:p text:style-name="P1">autres susdites, quand à la grauité d’vne</text:p>
      <text:p text:style-name="P1">part, &amp; opulence d’autre. Pourquoy te mõ%</text:p>
      <text:p text:style-name="P1">strer euidemment vn seul Cesar sans plus, </text:p>
      <text:p text:style-name="P1">pour grauité, vn seul Ciceron pour opulen%</text:p>
      <text:p text:style-name="P1">ce, te feront en ceste part assez bon tesmoi%</text:p>
      <text:p text:style-name="P1">gnage de verité &amp; encor s’il est mestier de</text:p>
      <text:p text:style-name="P1">te prouuer festiuité plaisir ou delectation</text:p>
      <text:p text:style-name="P1">tant en mots bien couchez comme senten%</text:p>
      <text:p text:style-name="P1">ces ioyeyses &amp; propres en commun langa%</text:p>
      <text:p text:style-name="P1">ge, vn seul Terence racontant à vn Aristo-</text:p>
      <text:p text:style-name="P1">phanes, montre apertemẽt quelle felicité</text:p>
      <text:p text:style-name="P1">a eu l’aage à nous precedẽt, &amp; à bien dire,</text:p>
      <text:p text:style-name="P1">&amp; à bien ioyeusement exprimer le naturel</text:p>
      <text:p text:style-name="P1">des choses. Me doy ie taire en cest endroit</text:p>
      <text:p text:style-name="P1">du langage Italien, germain &amp; proche pa-</text:p>
      <text:p text:style-name="P1">rent, extraict de droicte ligne &amp; de l’anciẽ</text:p>
      <text:p text:style-name="P1">Romain : dusquel non seulement retient en%</text:p>
      <text:p text:style-name="P1">cores les paroles ẽtieres, mais aussi les pro%</text:p>
      <text:p text:style-name="P1">pres sentences, &amp; manieres de dire biẽ e-</text:p>
      <text:p text:style-name="P1">legantes, N’est ce donc bien la raison que</text:p>
      <text:p text:style-name="P1">comme yssu de si noble lieu, soit de nous</text:p>
      <text:p text:style-name="P1">aucunement prisé &amp; extolé ? Ce mesmemẽt</text:p>
      <text:p text:style-name="P1">consideré que le nostre en depend pour la</text:p>
      <text:p text:style-name="P3"><text:span text:style-name="_3c_pb_3e_">[f. A2v]</text:span></text:p>
      <text:p text:style-name="P1">plus grande partie, come verras facile-</text:p>
      <text:p text:style-name="P1">ment par ce petit liuret, auquel sont conte%</text:p>
      <text:p text:style-name="P1">nus beaucoup de propos les plus vulgaires</text:p>
      <text:p text:style-name="P1">(&amp; toutesfois assez singuliers) de l’vne &amp; </text:p>
      <text:p text:style-name="P1">l’autre lãgue par lesquels cognoistras vne </text:p>
      <text:p text:style-name="P1">grande affinité entre icelles. Et si encore te </text:p>
      <text:p text:style-name="P1">reste quel<text:span text:style-name="T7">q̃</text:span> souuenance ou memoire de la </text:p>
      <text:p text:style-name="P1"><text:soft-page-break/>Grecque, &amp; Romaine, verras par experien%</text:p>
      <text:p text:style-name="P1">ce, vne dependence merueilleuse des trois</text:p>
      <text:p text:style-name="P1">lãgues ensẽble. Vray est que quelques pro%</text:p>
      <text:p text:style-name="P1">pos icy mis, pourrot à d’aucuns sembler</text:p>
      <text:p text:style-name="P1">moins graues, les autres trop peu sallez, ou</text:p>
      <text:p text:style-name="P1">espicez, mais à telles aureilles n’auons du</text:p>
      <text:p text:style-name="P1">tout deliberé sonner chansons, ne a tels pa%</text:p>
      <text:p text:style-name="P1">lais faire saulses. Face dõc chacun de vous</text:p>
      <text:p text:style-name="P1">lecteurs, ainsi que les mousches es iardins,</text:p>
      <text:p text:style-name="P1">&amp; prenne familieremẽt ce que propre luy</text:p>
      <text:p text:style-name="P2">semblera : par ce moyen en goustant de</text:p>
      <text:p text:style-name="P2">l’un &amp; de l’autre, &amp; en vsant de tou-</text:p>
      <text:p text:style-name="P2">tes saueurs, tout sera facilement</text:p>
      <text:p text:style-name="P2">trouué bon, &amp; n’y aura</text:p>
      <text:p text:style-name="P2">celuy qui ne s’en</text:p>
      <text:p text:style-name="P2">voyse con-</text:p>
      <text:p text:style-name="P2">tent.</text:p>
      <text:p text:style-name="P13">★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Garamond" svg:font-family="Garamond"/>
    <style:font-face style:name="Liberation Serif" svg:font-family="'Liberation Serif'" style:font-family-generic="roman"/>
    <style:font-face style:name="Arial2" svg:font-family="Arial" style:font-family-generic="swiss"/>
    <style:font-face style:name="Goudy Old Style" svg:font-family="'Goudy Old Styl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_3c_Pagedetitre_5f_adbib_3e_" style:display-name="&lt;Pagedetitre_adbib&gt;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 fo:text-align="center" style:justify-single-word="false" fo:background-color="transparent">
        <style:background-image/>
      </style:paragraph-properties>
      <style:text-properties fo:color="#330099" style:font-name="Goudy Old Style" fo:font-size="115%" fo:font-weight="bold" style:font-size-asian="130%" style:font-weight-asian="bold" style:font-size-complex="130%" style:font-weight-complex="normal"/>
    </style:style>
    <style:style style:name="_3c_term_3e_" style:display-name="&lt;term&gt;" style:family="paragraph" style:parent-style-name="Standard">
      <style:paragraph-properties fo:hyphenation-ladder-count="no-limit" fo:background-color="#dddddd" fo:padding="0cm" fo:border="0.009cm solid #000000" style:shadow="none">
        <style:background-image/>
      </style:paragraph-properties>
      <style:text-properties style:font-name="Arial Unicode MS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rop_20_Caps" style:display-name="Drop Caps" style:family="text">
      <style:text-properties fo:color="#ffffff" fo:font-size="200%" fo:background-color="#330066" style:font-size-asian="10.5pt"/>
    </style:style>
    <style:style style:name="Police_20_par_20_défaut" style:display-name="Police par défaut" style:family="text"/>
    <style:style style:name="Majuscule" style:family="text">
      <style:text-properties fo:text-transform="uppercase" fo:background-color="#ffff99"/>
    </style:style>
    <style:style style:name="PetiteMajuscule" style:family="text">
      <style:text-properties fo:font-variant="small-caps" fo:background-color="#99ffff"/>
    </style:style>
    <style:style style:name="_3c_pb_3e_" style:display-name="&lt;pb&gt;" style:family="text" style:parent-style-name="Police_20_par_20_défaut">
      <style:text-properties style:font-name="Times New Roman" fo:font-weight="bold" style:font-weight-asian="bold" style:font-name-complex="Times New Roman"/>
    </style:style>
    <style:style style:name="lettrine5" style:family="text" style:parent-style-name="Drop_20_Caps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ne Bineau</meta:initial-creator>
    <meta:creation-date>2019-05-24T10:42:35.19</meta:creation-date>
    <dc:date>2019-05-24T16:35:28.40</dc:date>
    <dc:creator>Jeanne Bineau</dc:creator>
    <meta:editing-duration>PT1H3M10S</meta:editing-duration>
    <meta:editing-cycles>10</meta:editing-cycles>
    <meta:generator>OpenOffice/4.1.6$Win32 OpenOffice.org_project/416m1$Build-9790</meta:generator>
    <meta:document-statistic meta:table-count="0" meta:image-count="0" meta:object-count="0" meta:page-count="4" meta:paragraph-count="102" meta:word-count="722" meta:character-count="4152"/>
  </office:meta>
</office:document-meta>
</file>